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size-complex="10pt"/>
    </style:style>
    <style:style style:name="P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weight-asian="normal" style:font-size-complex="10pt" style:font-weight-complex="normal"/>
    </style:style>
    <style:style style:name="P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bold" style:font-size-complex="10pt"/>
    </style:style>
    <style:style style:name="P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b17f1" officeooo:paragraph-rsid="001b17f1" style:font-size-asian="10pt" style:font-weight-asian="bold" style:font-size-complex="10pt" style:font-weight-complex="bold"/>
    </style:style>
    <style:style style:name="P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19fc50" style:font-size-asian="10pt" style:font-weight-asian="bold" style:font-size-complex="10pt" style:font-weight-complex="bold"/>
    </style:style>
    <style:style style:name="P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style:font-size-asian="10pt" style:font-size-complex="10pt"/>
    </style:style>
    <style:style style:name="P1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1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12"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13" style:family="paragraph" style:parent-style-name="Titre1_7e_LT_7e_Notizen">
      <style:text-properties style:font-name="Arial" fo:font-size="10pt" fo:font-style="normal" fo:font-weight="normal" officeooo:rsid="0019fc50" officeooo:paragraph-rsid="0019fc50" style:font-size-asian="10pt" style:font-size-complex="10pt"/>
    </style:style>
    <style:style style:name="P14" style:family="paragraph" style:parent-style-name="Titre1_7e_LT_7e_Notizen">
      <style:text-properties style:font-name="Arial" fo:font-size="10pt" fo:font-style="normal" fo:font-weight="bold" officeooo:rsid="0019fc50" officeooo:paragraph-rsid="0019fc50" style:font-size-asian="10pt" style:font-weight-asian="bold" style:font-size-complex="10pt" style:font-weight-complex="bold"/>
    </style:style>
    <style:style style:name="P15" style:family="paragraph" style:parent-style-name="Standard_20__28_user_29_">
      <style:text-properties style:font-name="Arial" fo:font-size="10pt" fo:font-style="normal" fo:font-weight="normal" officeooo:rsid="0019fc50" officeooo:paragraph-rsid="0019fc50" style:font-size-asian="10pt" style:font-size-complex="10pt"/>
    </style:style>
    <style:style style:name="P16" style:family="paragraph" style:parent-style-name="Standard">
      <style:text-properties style:font-name="Arial" fo:font-size="10pt" fo:font-style="normal" fo:font-weight="normal" style:font-size-asian="10pt" style:font-size-complex="10pt"/>
    </style:style>
    <style:style style:name="P17" style:family="paragraph" style:parent-style-name="Standard">
      <style:text-properties style:font-name="Arial" fo:font-size="10pt" fo:font-style="normal" fo:font-weight="normal" officeooo:paragraph-rsid="001b17f1" style:font-size-asian="10pt" style:font-size-complex="10pt"/>
    </style:style>
    <style:style style:name="P18" style:family="paragraph" style:parent-style-name="Standard">
      <style:text-properties style:font-name="Arial" fo:font-size="10pt" fo:font-style="normal" fo:font-weight="normal" officeooo:rsid="0019fc50" officeooo:paragraph-rsid="0019fc50" style:font-size-asian="10pt" style:font-size-complex="10pt"/>
    </style:style>
    <style:style style:name="P19" style:family="paragraph" style:parent-style-name="Standard">
      <style:text-properties style:font-name="Arial" fo:font-size="10pt" fo:font-style="normal" fo:font-weight="bold" officeooo:rsid="0019fc50" officeooo:paragraph-rsid="0019fc50" style:font-size-asian="10pt" style:font-weight-asian="bold" style:font-size-complex="10pt" style:font-weight-complex="bold"/>
    </style:style>
    <style:style style:name="P20"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21" style:family="paragraph" style:parent-style-name="Standard">
      <style:text-properties style:font-name="Arial" fo:font-size="10pt" fo:font-style="normal" fo:font-weight="bold" officeooo:paragraph-rsid="0019fc50" style:font-size-asian="10pt" style:font-weight-asian="bold" style:font-size-complex="10pt"/>
    </style:style>
    <style:style style:name="P22" style:family="paragraph" style:parent-style-name="Standard">
      <style:text-properties style:font-name="Arial" fo:font-size="10pt" fo:font-style="normal" fo:font-weight="bold" officeooo:rsid="0019fc50" officeooo:paragraph-rsid="0019fc50" style:font-size-asian="10pt" style:font-size-complex="10pt"/>
    </style:style>
    <style:style style:name="P23" style:family="paragraph" style:parent-style-name="Standard">
      <style:text-properties style:font-name="Arial" fo:font-size="10pt" fo:font-style="normal" fo:font-weight="bold" officeooo:rsid="0019fc50" officeooo:paragraph-rsid="001b17f1" style:font-size-asian="10pt" style:font-size-complex="10pt"/>
    </style:style>
    <style:style style:name="P24" style:family="paragraph" style:parent-style-name="Standard">
      <style:text-properties style:font-name="Arial" fo:font-size="10pt" fo:font-style="normal" fo:font-weight="bold" officeooo:paragraph-rsid="0019fc50" style:font-size-asian="10pt" style:font-size-complex="10pt"/>
    </style:style>
    <style:style style:name="P25" style:family="paragraph" style:parent-style-name="Standard">
      <style:text-properties style:font-name="Arial" fo:font-size="10pt" fo:font-style="normal" fo:font-weight="bold" officeooo:rsid="0019fc50" officeooo:paragraph-rsid="0019fc50" style:font-size-asian="10pt" style:font-weight-asian="bold" style:font-size-complex="10pt" style:font-weight-complex="bold"/>
    </style:style>
    <style:style style:name="P26"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2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19fc50" style:font-size-asian="10pt" style:font-weight-asian="bold" style:font-size-complex="10pt" style:font-weight-complex="bold"/>
    </style:style>
    <style:style style:name="P2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21f37e" officeooo:paragraph-rsid="0021f37e" style:font-size-asian="10pt" style:font-weight-asian="bold" style:font-size-complex="10pt" style:font-weight-complex="bold"/>
    </style:style>
    <style:style style:name="P2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1f37e" style:font-size-asian="10pt" style:font-size-complex="10pt"/>
    </style:style>
    <style:style style:name="P3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4a838" style:font-size-asian="10pt" style:font-size-complex="10pt"/>
    </style:style>
    <style:style style:name="P3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1f37e" officeooo:paragraph-rsid="0021f37e" style:font-size-asian="10pt" style:font-size-complex="10pt"/>
    </style:style>
    <style:style style:name="P3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57e6f" officeooo:paragraph-rsid="00257e6f" style:font-size-asian="10pt" style:font-size-complex="10pt"/>
    </style:style>
    <style:style style:name="P3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57e6f" officeooo:paragraph-rsid="00264d72" style:font-size-asian="10pt" style:font-size-complex="10pt"/>
    </style:style>
    <style:style style:name="P3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64d72" officeooo:paragraph-rsid="00264d72"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49694" style:font-weight-asian="bold" style:font-weight-complex="bold"/>
    </style:style>
    <style:style style:name="T3" style:family="text">
      <style:text-properties fo:font-weight="bold" officeooo:rsid="0021f37e" style:font-weight-asian="bold" style:font-weight-complex="bold"/>
    </style:style>
    <style:style style:name="T4" style:family="text">
      <style:text-properties style:text-position="30% 100%"/>
    </style:style>
    <style:style style:name="T5" style:family="text">
      <style:text-properties style:font-weight-asian="bold"/>
    </style:style>
    <style:style style:name="T6" style:family="text">
      <style:text-properties style:font-weight-asian="bold" style:font-weight-complex="bold"/>
    </style:style>
    <style:style style:name="T7" style:family="text">
      <style:text-properties officeooo:rsid="001b17f1" style:font-weight-asian="bold" style:font-weight-complex="bold"/>
    </style:style>
    <style:style style:name="T8" style:family="text">
      <style:text-properties officeooo:rsid="0019fc50" style:font-weight-asian="bold" style:font-weight-complex="bold"/>
    </style:style>
    <style:style style:name="T9" style:family="text">
      <style:text-properties officeooo:rsid="001c00b5"/>
    </style:style>
    <style:style style:name="T10" style:family="text">
      <style:text-properties officeooo:rsid="0019fc50" style:font-weight-complex="bold"/>
    </style:style>
    <style:style style:name="T11" style:family="text">
      <style:text-properties officeooo:rsid="001b17f1" style:font-weight-complex="bold"/>
    </style:style>
    <style:style style:name="T12" style:family="text">
      <style:text-properties officeooo:rsid="0021f37e"/>
    </style:style>
    <style:style style:name="T13" style:family="text">
      <style:text-properties officeooo:rsid="00249694"/>
    </style:style>
    <style:style style:name="T14" style:family="text">
      <style:text-properties officeooo:rsid="00257e6f"/>
    </style:style>
    <style:style style:name="T15" style:family="text">
      <style:text-properties officeooo:rsid="00264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p>
      <text:p text:style-name="P29"><text:span text:style-name="T12">OpenStreetMap, </text:span><text:span text:style-name="T3">ce n’est pas un logiciel libre</text:span><text:span text:style-name="T12">, c’est bien quelque chose de libre, mais ce n’est pas à proprement parler un logiciel. C’est une solution cartographique, c’est un système de contribution, une base de données avec des outils de contribution, c’est un projet international basé sur le partage c’est tout un éco-système avec bcp de logiciels libres autour, mais OpenStreetMap lui-même n’est pas un logiciel libre. Je dis ça comme intro parce quon est aujourd’hui à une conférence FLOSSCON, qui est centrée sur les logiciels libres. <text:s/>Le cœur d’OpenStreetMap c’est avant tout une base données géographique. Les données qui sont collectées sont mises à disposition de tous gratuitement, pour tout usage, même les usages commerciaux, les données sont protégées par une licence ouverte. Je connais la licence associée aux données OSM, je suis capable d’en parler et de l’expliquer, mais pas forcément capable de comparer cette licence avec d’autres types de licence ouverte liées au logiciel libre, il y a bcp de nuances, c’est une affaire de spécialiste. On pourra revenir un peu à la fin si vous voulez sur la licence ODBL, qui protège les données OSM, ce n’est pas le propos principal d’aujourd’hui, aujourd’hui ce qu’on souhaite faire c’est donner des explications générales pour que tout le monde comprenne de qu’est OSM, de quelle façon on peut s’en servir, comment ça fonctionne de l‘intérieur, comment par exemple on effectue une contribution, et on essayera d’en faire une ensemble pour que vous compreniez bien comment ça fonctionne</text:span></text:p>
      <text:p text:style-name="P28">Mais tout d’abord je me présente :</text:p>
      <text:p text:style-name="P31"/>
      <text:p text:style-name="P30"><text:span text:style-name="T2">Donc en qq phrases en guise d’introduction</text:span><text:span text:style-name="T13">, ce qu’est OSM, c’est un projet international qui se propose de mettre en commun les données gégraphiques dans un bd</text:span> commune, partagée, <text:span text:style-name="T14">pour que ces données soient accessibles gratuitement à tout le monde</text:span>.</text:p>
      <text:p text:style-name="P33">On dit souvent qu’<text:span text:style-name="T1">OpenStreetmap est à la cartographie ce qu’est Wikipédia est à l’encyclopédie</text:span> et c’est vrai que le mode de fonctionnement d’OSM est très proche de celui de Wikipédia : <text:span text:style-name="T15">WP, </text:span>c’est une encylopédie en ligne, tout le monde connaît wp, tout le monde s’en sert, en général on y trouve 95 % voire plus de ce qu’on y cherche, la fiabilité des données est bonne voire très bonne, même si on connaît les limites de wp, il ne faut pas s’en servir pour un conseil médical, ou juridique, il ne faut pas y piocher des infos pour écrire une thèse… </text:p>
      <text:p text:style-name="P32">OpenStreetMap c’est pareil, c’est la mise en commun de connaissances géographiques par des bénévoles, avec des outils spécifiques, <text:span text:style-name="T15">on va voir quels sont ces outils</text:span></text:p>
      <text:p text:style-name="P30"/>
      <text:p text:style-name="P30"><text:span text:style-name="T15">L’idée c’est aussi de lutter contre la </text:span>privatisation des données, pas de droits d’accès, pas de business model : les données géographiques sont un bien commun</text:p>
      <text:p text:style-name="P30"/>
      <text:p text:style-name="P34"><text:span text:style-name="T1">Pourquoi refaire ce qui existe ailleurs ? </text:span>Pourquoi GoogleMaps, pourquoi l’IGN ne suffisent pas ?</text:p>
      <text:p text:style-name="P34">Justement ce qui différencie OSM des autres solutions existantes, c’est son modèle, c’est sa gratuité, c’est son ouverture, c’est la possibilité laissée à chacun d’accèder, de modifier, d’enrichir. On pourrait comparer plus longuement OSM, à GoogleMaps, ou OSM avec l’IGN, mais aujourd’hui on n’a qu’une 1/2h et on va se contenter de dire que les données OSM appartiennent et sont utilisables par tout le monde et pour ton usage.</text:p>
      <text:p text:style-name="P16"/>
      <text:p text:style-name="P19">4</text:p>
      <text:p text:style-name="P15">Le cœur d’OpenStreetMap (OSM) est constitué d’<text:span text:style-name="T1">une base de données géographiques</text:span>. Et cette base de données géographique permet de constuire des cartes. Alors le plus simple pour commencer, c’est de regarder cette carte, ou plutôt de regarder une des cartes produites avec les données OSM</text:p>
      <text:p text:style-name="P10"/>
      <text:p text:style-name="P8">Regarder l’aspect général, donner des explications générales, puis des détails, tous ces détails sont dans la bd OSM, expliquer que ce sont des choix éditoriaux que de faire un rendu. Montrer le géocodage, et le calcul d’itinéraire et en conclure que ce qu’on trouve c’est assez classique. </text:p>
      <text:p text:style-name="P10"/>
      <text:p text:style-name="P8"><text:span text:style-name="T5">Collaborative</text:span> car alimentée par les contributions de tout un chacun, à la manière de Wikipedia. Toutes les contributions permettent de <text:s/>la description des territoires et du paysage</text:p>
      <text:p text:style-name="P10"/>
      <text:p text:style-name="P8"><text:span text:style-name="T5">Libre</text:span> car le contenu ainsi récolté est adossé à une licence permettant à n’importe qui de l’utiliser gratuitement, y compris à des fins commerciales, tant que deux conditions sont respectées : paternité, partage à l’identique</text:p>
      <text:p text:style-name="P10"/>
      <text:p text:style-name="P7">5</text:p>
      <text:p text:style-name="P11">OSM est une base de données géographique, qui contient des points, des traits, des polygones, avec ces trois types d’objets on arrive à faire une carte </text:p>
      <text:p text:style-name="P10"/>
      <text:p text:style-name="P8">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p>
      <text:p text:style-name="P10"/>
      <text:p text:style-name="P8"><text:soft-page-break/>Il y a donc une base de connaissance partagée, qui s’appelle un wiki, qui donne des indications très précises sur comment il faut qualifier ceci ou cela, ou alors il existe des groupes de discussions dans lesquels les 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p>
      <text:p text:style-name="P10"/>
      <text:p text:style-name="P8">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p>
      <text:p text:style-name="P12"/>
      <text:p text:style-name="P20">6</text:p>
      <text:p text:style-name="P17">Possibilité d’utiliser les images Landsat (programme spatial civil américain d’observation de la terre, programme civil qui s’est déroulé depuis <text:span text:style-name="T5">1972</text:span>, on en est à Landsat 9 maintenant). </text:p>
      <text:p text:style-name="P1"><text:span text:style-name="T5">2004 : début d’OpenStreetMap. </text:span>Premiers relevés de traces GPX mis dans une bd <text:s/>partagée, embryon d’OSM ! <text:s/>Possibilité d’utiliser les DB américaines sur le littoral mondial </text:p>
      <text:p text:style-name="P1"><text:span text:style-name="T5">2006 </text:span>: création de la fondation OSM en Angleterre </text:p>
      <text:p text:style-name="P1"><text:span text:style-name="T5">2007</text:span> : Import de la base de données TIGER (US)</text:p>
      <text:p text:style-name="P1"><text:span text:style-name="T5">2008</text:span> :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1"><text:span text:style-name="T5">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1"><text:span text:style-name="T5">2009</text:span> : cadastre ouvert</text:p>
      <text:p text:style-name="P1"><text:span text:style-name="T5">2010</text:span> : suite à la réponse OSM à Haïti, début du HOT <text:s/></text:p>
      <text:p text:style-name="P1"><text:span text:style-name="T5">2010</text:span> : cadastre vectoriel ouvert </text:p>
      <text:p text:style-name="P1"><text:span text:style-name="T5">2011</text:span> : association française OSM-France </text:p>
      <text:p text:style-name="P1"><text:span text:style-name="T5">2015 :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1"><text:span text:style-name="T5">2016</text:span> : BDOrthoIGN : base de photographies aériennes ortho-rectifiées de l’IGN accessible aux contributeurs OSM <text:s/></text:p>
      <text:p text:style-name="P18"/>
      <text:p text:style-name="P20">7</text:p>
      <text:p text:style-name="P17">La licence, c’est la rêgle du jeu</text:p>
      <text:p text:style-name="P1">La rêgle choisie pousse à l’entretien des données. <text:s text:c="2"/></text:p>
      <text:p text:style-name="P1">Une licence ODBL, qui est l’équivalent ‘base de données’ de la licence CC BY-SA</text:p>
      <text:p text:style-name="P1">Sachant que CC (Creative Common) est une famille de licences libres à géométrie variable</text:p>
      <text:p text:style-name="P1"><text:tab/>CC0 : domaine public</text:p>
      <text:p text:style-name="P1"><text:tab/>BY : (Par) Attribution =&gt; il faut citer la source des données : </text:p>
      <text:p text:style-name="P1"><text:tab/>SA : (Share-Alike) Partage à l’identique =&gt; on peut utiliser, mais si on enrichit,modifie,rajoute quelque chose, il faut reverser dans le pot commun ses modifications.</text:p>
      <text:p text:style-name="P1"><text:tab/>NC : (Non-Commercial) =&gt; Interdit d’utiliser pour un usage commercial </text:p>
      <text:p text:style-name="P1"><text:tab/>ND : (No-Derivative) =&gt; Interdit de modifier</text:p>
      <text:p text:style-name="P1">Exemple : cas Michelin à Clermont-Ferrand.</text:p>
      <text:p text:style-name="P1">Les données sont un bien commun, on ne peut pas simplement se servir sans jamais remettre quelque chose dans le pot commun</text:p>
      <text:p text:style-name="P1">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1"><text:soft-page-break/>La partage est d’autant plus facile dans le cas d’OSM, car il s’agit de biens immatériels qui peuvent être partagés à l’infini sans perte de valeur. </text:p>
      <text:p text:style-name="P18"/>
      <text:p text:style-name="P20">8</text:p>
      <text:p text:style-name="P17">On parle de <text:span text:style-name="T5">données vectorielles</text:span> par opposition à <text:span text:style-name="T5">données matricielles (ou raster)</text:span>. </text:p>
      <text:p text:style-name="P1">Une photo contient des données matricielles, c’est un ensemble de pixels, et chaque pixel a une position dans l’image, des caractéristiques de luminosité et de couleur, mais rien d’autre. <text:s/>Si on grossit l’image n fois, l’image devient floue.</text:p>
      <text:p text:style-name="P1">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1">Avant d’être une carte, OSM ce sont avant tout des données géospatiales : des points, des traits, des polygones, et associées à chacun des points il y a la latitude et la longitude avec une très bonne précision. </text:p>
      <text:p text:style-name="P1">Les <text:span text:style-name="T5">points</text:span> servent à repérer des endroits, par exemple l’endroit où se trouve une éolienne, un point d’eau potable ou une antenne GSM. </text:p>
      <text:p text:style-name="P1">Les <text:span text:style-name="T5">traits</text:span> servent à tracer la voirie : chemin, piste cyclable, route, autoroute. Ou tout ce qui présente une continuité dans une dimension : une haie d’arbre, un mur de séparation, une falaise</text:p>
      <text:p text:style-name="P1">Les <text:span text:style-name="T5">polygones</text:span> servent à tracer le bâti, les surfaces fermées (parkings, forêts, lacs, …), les limites administratives (communes, départements, pays, …). </text:p>
      <text:p text:style-name="P1">C’est à peine plus compliqué que cela : possibilité d’avoir des <text:span text:style-name="T5">multi polygones</text:span> par exemple deux polygones en relation (une maison et son patio, la corse et la france continentale forment un multipolygone*, etc ) <text:s/></text:p>
      <text:p text:style-name="P1">Et possibilité aussi d’avoir des <text:span text:style-name="T5">relations</text:span> entre ces objets : pour regrouper des propriétés communes et ne pas les répéter sur chaque objet (par exemple toutes les tronçons d’une ligne de bus font partie d’une même relation qui contient les infos communes à tous les tronçons.</text:p>
      <text:p text:style-name="P1">Tuiles vectorielles </text:p>
      <text:p text:style-name="P19"/>
      <text:p text:style-name="P19">9</text:p>
      <text:p text:style-name="P13">En cartographie, on parle de <text:span text:style-name="T5">sémiologie</text:span> graphique, c’est à dire l’étude de la pertinence d’une représentation cartographique. </text:p>
      <text:p text:style-name="P1">Sur une carte, on va à l’aide de symboles, de couleurs, d’une légende construire un langage qui va permettre de représenter le réel, d’avoir une traduction graphique du réel. </text:p>
      <text:p text:style-name="P1">Comment construire ce langage, quelles règles adopter, quels standards respecter : tout ceci constitue la <text:span text:style-name="T5">sémiologie graphique</text:span></text:p>
      <text:p text:style-name="P3"/>
      <text:p text:style-name="P5"><text:s text:c="9"/>degré <text:s text:c="14"/>distance</text:p>
      <text:p text:style-name="P1">0 <text:s text:c="7"/>1 <text:s text:c="24"/>111 <text:s/>km</text:p>
      <text:p text:style-name="P1">1 <text:s text:c="7"/>0.1 <text:s text:c="23"/>11.1 km</text:p>
      <text:p text:style-name="P1">2 <text:s text:c="7"/>0.01 <text:s text:c="22"/>1.11 km</text:p>
      <text:p text:style-name="P1">3 <text:s text:c="7"/>0.001 <text:s text:c="23"/>111 <text:s/>m</text:p>
      <text:p text:style-name="P1">4 <text:s text:c="7"/>0.0001 <text:s text:c="23"/>11.1 m</text:p>
      <text:p text:style-name="P1">5 <text:s text:c="7"/>0.00001 <text:s text:c="23"/>1.11 m</text:p>
      <text:p text:style-name="P1">6 <text:s text:c="7"/>0.000001 <text:s text:c="23"/>11.1 cm</text:p>
      <text:p text:style-name="P1">7 <text:s text:c="7"/>0.0000001 <text:s text:c="23"/>1.11 cm</text:p>
      <text:p text:style-name="P1">8 <text:s text:c="7"/>0.00000001 <text:s text:c="24"/>1.11 mm</text:p>
      <text:p text:style-name="P1">9 <text:s text:c="7"/>0.000000001 <text:s text:c="25"/>111 <text:s/>μm</text:p>
      <text:p text:style-name="P1">10 <text:s text:c="6"/>0.0000000001 <text:s text:c="24"/>11.1 μm</text:p>
      <text:p text:style-name="P1">11 <text:s text:c="6"/>0.00000000001 <text:s text:c="24"/>1.11 μm</text:p>
      <text:p text:style-name="P1">12 <text:s text:c="6"/>0.000000000001 <text:s text:c="24"/>111 <text:s/>nm</text:p>
      <text:p text:style-name="P1">13 <text:s text:c="6"/>0.0000000000001 <text:s text:c="24"/>11.1 nm</text:p>
      <text:p text:style-name="P18"/>
      <text:p text:style-name="P19">10</text:p>
      <text:p text:style-name="P15"><text:soft-page-break/><text:span text:style-name="T5">GoogleMaps </text:span>Lancé en 2004 aux US en Angleterre, en 2006 en France, Allemagne, Espagne, Italie</text:p>
      <text:p text:style-name="P8">Enrichie par l’imagerie aérienne en 2005. Service qui permet de zoomer de façon continue jusqu’à l’échelle d’une rue : cartographie vectorielle avec une échelle continue car création de tuiles à la demande avec une feuille de style de type CSS.</text:p>
      <text:p text:style-name="P8">Jean Christophe Victor (le dessous des cartes) a parlé de profonde malhonnêteté intellectuelle en parlant de Google Maps à propos des frontières internationales controversées (Bande de Gaza, Corée du Nord, Chine, Ukraine, etc) et parle de choix économiques ou politiques</text:p>
      <text:p text:style-name="P8">Extrêmement populaire, tout le monde adore, et un nombre d’utilisateurs considérables. Connecté avec le moteur de recherche Google, il permet à Google de collecter d’énormes quantités de données.</text:p>
      <text:p text:style-name="P8">Tuile vectorielle </text:p>
      <text:p text:style-name="P8"><text:span text:style-name="T5">IGN </text:span>Le Géoportail s’appuie sur les référentiels de l’IGN et sur des producteurs de données institutionnels pour vous proposer une information officielle et fiable sur le territoire français.</text:p>
      <text:p text:style-name="P8">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p>
      <text:p text:style-name="P8">Existence d’un espace collaboratif https://espacecollaboratif.ign.fr/ permettant de remonter des anomalies de cartes ou toute information sur le terrain, avec une mise à jour quotidienne ? </text:p>
      <text:p text:style-name="P8">En Angleterre, Ordnance Survey (équivalent IGN) est financé par des fonds public, mais pour autant les droits de reproduction des données est à son profit. <text:s/></text:p>
      <text:p text:style-name="P8"><text:span text:style-name="T5">TomTom, Telenav, </text:span>Plusieurs fournisseurs dans le monde de la cartographie automobile, systèmes GPS de navigation intégré</text:p>
      <text:p text:style-name="P8">HERE (consortium constructeurs autombiles allemands), </text:p>
      <text:p text:style-name="P8">Tele Atlas racheté par TomTom 2007 </text:p>
      <text:p text:style-name="P8">Plutôt centré sur le marché automobile. </text:p>
      <text:p text:style-name="P8">Des flottes de véhicules parcourent le réseau routier et font de la saisie automatique de données, avec GPS et caméras embarquées. Traitements automatiques et manuels. </text:p>
      <text:p text:style-name="P8">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p>
      <text:p text:style-name="P10"/>
      <text:p text:style-name="P15">https://www.tomtom.com/fr_fr/privacy/drive/</text:p>
      <text:p text:style-name="P8"><text:span text:style-name="T5">TomTom</text:span>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p>
      <text:p text:style-name="P8">http://www.rfi.fr/technologies/20170609-waze-gps-data-smart-city</text:p>
      <text:p text:style-name="P8"><text:span text:style-name="T5">Waze</text:span>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p>
      <text:p text:style-name="P8"><text:span text:style-name="T5">Uber</text:span>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p>
      <text:p text:style-name="P8">De plus en analysant les réseaux de transports publics, on peut se concentrer sur les zones mal desservies. Les prix peuvent être ajustés en fonction de la demande : tarification chirurgicale. </text:p>
      <text:p text:style-name="P8">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 <text:s/></text:p>
      <text:p text:style-name="P18"/>
      <text:p text:style-name="P23"><text:span text:style-name="T6">11 </text:span><text:span text:style-name="T7">et 12 <text:s text:c="2"/></text:span><text:span text:style-name="T6">Faire le // avec wikipedia</text:span></text:p>
      <text:p text:style-name="P15">Une <text:span text:style-name="T5">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text:soft-page-break/>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9"/>
      <text:p text:style-name="P8"><text:span text:style-name="T5">Wikipedia</text:span> : encyclopédie en ligne, 2001, 22 10<text:span text:style-name="T4">6 </text:span>de comptes créés, 75 000 contributeurs actifs, 30 10<text:span text:style-name="T4">6 </text:span>articles, dans 280 langues.</text:p>
      <text:p text:style-name="P8"><text:span text:style-name="T5">Wikipedia en France</text:span> : 1 900 000 articles en français, 2 800 000 comptes, </text:p>
      <text:p text:style-name="P8"><text:span text:style-name="T5">OpenStreetMap</text:span> : base de données géographiques et cartographie participative, 2004, 4 10<text:span text:style-name="T4">6</text:span> de comptes créés, 40 000 contributeurs actifs.</text:p>
      <text:p text:style-name="P8"><text:span text:style-name="T5">Wikipedia</text:span> est le 5 ou 6<text:span text:style-name="T4"> ème</text:span>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p>
      <text:p text:style-name="P8"><text:span text:style-name="T5">OpenStreetmap</text:span>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p>
      <text:p text:style-name="P8">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p>
      <text:p text:style-name="P8"/>
      <text:p text:style-name="P24"><text:span text:style-name="T8">13 </text:span><text:span text:style-name="T7">Google</text:span></text:p>
      <text:p text:style-name="P15">Abus de position dominante</text:p>
      <text:p text:style-name="P8">Important d’avoir des alternatives</text:p>
      <text:p text:style-name="P8">D‘avoir la liberté de choix</text:p>
      <text:p text:style-name="P18"/>
      <text:p text:style-name="P22"><text:span text:style-name="T6">14 </text:span><text:span text:style-name="T7">IGN</text:span></text:p>
      <text:p text:style-name="P13">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1">Pas d’exhaustivitivé, pas de priorité. Production d’un grande diversité de données qui collent aux besoins des citoyens</text:p>
      <text:p text:style-name="P1">Pas de contrôle a priori, normalement ce sont les autres contributeurs qui vont corriger les erreurs si elles se produisent, ce qui marhe bien dans les zones denses et marchent moins bien dans les zones peu denses. </text:p>
      <text:p text:style-name="P1">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1">Publications à travers le Géoportail. Cycles de mise à jour plus lents, cartes non modifiable par le citoyen mais espace collaboratif de l’IGN depuis 2016</text:p>
      <text:p text:style-name="P1">L’IGN fait un excellent travail, mais c’est un travail qui est fait par des experts pour que les gens normaux puissent consommer. </text:p>
      <text:p text:style-name="P1">Ils s’adaptent souvent avec un train de retard à toutes les évolutions qui apparaissent par ailleurs : par exemple </text:p>
      <text:p text:style-name="P1"><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1">- ils offent un service de visualiation en 3 D en béta, mais ce service existe dans Google Maps depuis longtemps</text:p>
      <text:p text:style-name="P1">Des valeurs et des contraintes différentes, tout aussi légitimes les unes que les autres, mais comment faire pour collaborer et optimiser ?</text:p>
      <text:p text:style-name="P1"><text:soft-page-break/>Le Géoportail s’appuie sur les référentiels de l’IGN et sur des producteurs de données institutionnels pour vous proposer une information officielle et fiable sur le territoire français.</text:p>
      <text:p text:style-name="P1">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IGN) est financé par des fonds public, mais pour autant les droits de reproduction des données est à son profit. <text:s/></text:p>
      <text:p text:style-name="P3"/>
      <text:p text:style-name="P21"><text:span text:style-name="T10">15 </text:span><text:span text:style-name="T11">OpenData</text:span></text:p>
      <text:p text:style-name="P13"><text:span text:style-name="T5">OpenData</text:span>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p>
      <text:p text:style-name="P1">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p>
      <text:p text:style-name="P1">Loi du 17 juillet 1978 : donnée publique, réutilisation libre et gratuite</text:p>
      <text:p text:style-name="P1">Donnée numérique d’origine publique ou privée, qui peut être produite par une collectivité, un service public ou para-public, une entreprise. Elle est diffusée de manière structurée selon une méthode et avec une licence ouverte garantissant son libre accès et sa réutilisation par tous, sans restriction technique, juridique ou financière. </text:p>
      <text:p text:style-name="P1">L’OpenData est un mouvement naissant, relativement récent, qui accompagne le besoin de transparence de la vie publique, d’ouverture au public, de participation citoyenne, de croisement d’activités multi-sectorielles.</text:p>
      <text:p text:style-name="P1">Dans beaucoup de pays, des directives et des réglementations imposent aux collectivités de publier leurs données, de les libérer, de les rendre accessibles. L’accès des citoyens aux documents administratifs, pour sa part, est reconnu depuis la loi <text:span text:style-name="T5">CADA</text:span> de 1978.</text:p>
      <text:p text:style-name="P5">OpenStreetMap et Opendata</text:p>
      <text:p text:style-name="P1">1 ) https://www.youtube.com/watch?v=sJ1HWNWpaMQ</text:p>
      <text:p text:style-name="P1">Publication de ses données sous forme d’OpenData : fournisseur d’OpenData</text:p>
      <text:p text:style-name="P1">Utilise des données en OpenData : consommateur d’OpenData</text:p>
      <text:p text:style-name="P1"><text:s text:c="5"/>Un grand nombre de sources, en France lesquelles ?</text:p>
      <text:p text:style-name="P1"><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p>
      <text:p text:style-name="P1"><text:s text:c="4"/>Exemple récent à Grenoble avec les arbres gérés par la ville de Grenoble</text:p>
      <text:p text:style-name="P1">type de licence libre. <text:s text:c="4"/></text:p>
      <text:p text:style-name="P18"/>
      <text:p text:style-name="P22"><text:span text:style-name="T6">16 </text:span><text:span text:style-name="T7">BANO</text:span></text:p>
      <text:p text:style-name="P13"><text:s text:c="4"/>Données BANO : elles-mêmes issues de données ouvertes (OpenData villes et métropoles, données collaboratives, et données FANTOIR), et ces données agrégées/consolidées sont republiées en OpenData</text:p>
      <text:p text:style-name="P1"><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la simple gestion de ces ressources, ou pour en faire un peu plus, construire une application, ou un business, ces données intéressent aussi le public</text:p>
      <text:p text:style-name="P1">https://www.youtube.com/watch?v=vuPTvp3yjIs</text:p>
      <text:p text:style-name="P1">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p>
      <text:p text:style-name="P1"><text:soft-page-break/>Quelle est la couverture des adresses dans OSM en France ? (10% en 2014)</text:p>
      <text:p text:style-name="P1">Le cadastre est ouvert depuis 2009, et devient progressivement vectoriel et numérisé, presque toute la France maintenant mais pas encore (cadastre : land-registry)</text:p>
      <text:p text:style-name="P1">Données BANO : à partir de OSM, OpenData city, Cadastre</text:p>
      <text:p text:style-name="P1">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p>
      <text:p text:style-name="P18"/>
      <text:p text:style-name="P22"><text:span text:style-name="T6">17 </text:span><text:span text:style-name="T7">COMMUNAUTE</text:span></text:p>
      <text:p text:style-name="P13">L’objectif c’est aussi la création d’une <text:span text:style-name="T5">communauté</text:span>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p>
      <text:p text:style-name="P1"><text:span text:style-name="T5">Foundation</text:span>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p>
      <text:p text:style-name="P1">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p>
      <text:p text:style-name="P1"><text:span text:style-name="T5">Data Working Group </text:span>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p>
      <text:p text:style-name="P1"><text:span text:style-name="T5">Association loi 1901</text:span> depuis 2011. Devient un ‘<text:span text:style-name="T5">chapitre</text:span> local’ de la fondation OSM en 2017. </text:p>
      <text:p text:style-name="P1">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p>
      <text:p text:style-name="P1">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p>
      <text:p text:style-name="P1">https://wiki.openstreetmap.org/wiki/FR:Fondation/Chapitres_locaux</text:p>
      <text:p text:style-name="P3"/>
      <text:p text:style-name="P15">Dans les discussions osm.talk.fr</text:p>
      <text:p text:style-name="P8"><text:s/>- Comment tagguer une agence postale vs une poste</text:p>
      <text:p text:style-name="P8"><text:s/>- Comment rajouter les glissieres de sécurité et aussi celles qui protègent les motards</text:p>
      <text:p text:style-name="P8"><text:s/>- Comment tagguer un ‘sens interdit sauf riverains’ ou ‘sauf desserte locale’ </text:p>
      <text:p text:style-name="P8"><text:s/>- Comment tagguer une ‘armoire haute tension’</text:p>
      <text:p text:style-name="P8">- Comment tagguer un ‘point relais pour la réception de colis’</text:p>
      <text:p text:style-name="P18"/>
      <text:p text:style-name="P22"><text:span text:style-name="T6">19 </text:span><text:span text:style-name="T7">CONTRIBUTION</text:span></text:p>
      <text:p text:style-name="P15">«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p>
      <text:p text:style-name="P8"><text:soft-page-break/>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p>
      <text:p text:style-name="P10"/>
      <text:p text:style-name="P19">23</text:p>
      <text:p text:style-name="P14">Obstacles à l’utilisation d’OSM : </text:p>
      <text:p text:style-name="P1">Carte incomplète, données manquantes, carte erronée : quelle fiabilité, quelle qualité ?</text:p>
      <text:p text:style-name="P1">Pas de contrôle sur les données, n’importe qui peut faire n’importe quoi ?</text:p>
      <text:p text:style-name="P1">On ne comprend pas comment ça fonctionne </text:p>
      <text:p text:style-name="P1">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1">Erreurs, maladresse, sabotage, vandalisme, ou tout simplement manque de contribution dans une <text:s/>zone </text:p>
      <text:p text:style-name="P6">MapBox</text:p>
      <text:p text:style-name="P4">2 millions d’objets touchés tous les jours, 10 000 labe<text:span text:style-name="T9">l</text:span>s édités, 30 000 changeset<text:span text:style-name="T9">s</text:span> par jour </text:p>
      <text:p text:style-name="P2">0.2 % vandalisme, 2 % édition de mauvaise qualité, sachant que les nouveaux contributeurs vont faire 30 % d’erreurs lors de leurs dix premieres contributions et qu’il y a 20 000 nv contributeurs / mois <text:s/></text:p>
      <text:p text:style-name="P1">Confiance ? </text:p>
      <text:p text:style-name="P1">Même pb avec carte IGN : acheté en 2005, un peu dépassée en 2008, en 2012 on s’en sert encore <text:s/>mais on s’en accommode . En 2018, mais carte édité en 2017 avec des données 2016 </text:p>
      <text:p text:style-name="P1">Forêts : les chemins changent de nouveaux sont tracés par l’exploitation forestière, etc.</text:p>
      <text:p text:style-name="P1">OSM La carte est bonne de manière générale, maladresses corrigées par d’autres contributeurs (s’il <text:s/>y en a dans cetet zone) </text:p>
      <text:p text:style-name="P1">Si maladresse systématique : diplomatie, pédagogie </text:p>
      <text:p text:style-name="P1">Sabotage : publicité, taggings </text:p>
      <text:p text:style-name="P1">Carte support principal pour s’orienter, pour se diriger, mais loin d’être le seul usage : le principal <text:s/>usage d’OpenStreetmap c’est le support de données <text:s/>géolocalisées de manière générale.</text:p>
      <text:p text:style-name="P1"><text:s text:c="2"/></text:p>
      <text:p text:style-name="P6">26 HOT</text:p>
      <text:p text:style-name="P15">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p>
      <text:p text:style-name="P10"/>
      <text:p text:style-name="P8">Charte internationale ‘Espace et catastrophes naturelles’ https://charte.cnes.fr/</text:p>
      <text:p text:style-name="P8">Charte initiée par le CNES et l’ESA (mais regroupe maintenant 16 agences spatiales nationales) en 1999 : mettre à disposition du public et des équipes de secours, lors des grandes crises humanitaires, la technologie spatiale. </text:p>
      <text:p text:style-name="P8">Offrir gratuitement les données spatiales aux pays touchés par des catastrophes naturelles ou humaines.</text:p>
      <text:p text:style-name="P8">Apporter au plus vite une aide aux régions sinistrées, donc veille permanente</text:p>
      <text:p text:style-name="P8">Activé plusieurs centaines de fois depuis nov 2000, pour un grand nombre de pays , la moitié pour des phénomènes d’inondations et de submersions des zones littorales</text:p>
      <text:p text:style-name="P8">Déjà 23 activations en 2018, 45 activations en 2017 https://cgt.disasterscharter.org/</text:p>
      <text:p text:style-name="P10"/>
      <text:p text:style-name="P8"><text:span text:style-name="T1">Uganda </text:span>: un des pay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ont moins de 30 ans et la moyenne d’age est de 15,9 ans. Parmi les réfugiés 84 % femmes et enfants . <text:s text:c="2"/></text:p>
      <text:p text:style-name="P8">UNHCR Toutes les données sont dans OSM, c’est leur seule base de données géographiques. C’est le point de contact entre les réfugiés et les ONG</text:p>
      <text:p text:style-name="P8"><text:soft-page-break/>Cycle de vérification et validation des données : qualité est la clé. </text:p>
      <text:p text:style-name="P8">Boda Boda : taxi en vélo ou mobylette ou moto. Prennent des traces gpx <text:s/>qu’il faut valider. </text:p>
      <text:p text:style-name="P8">Le gvt Ougandais prélève des taxes sur WhatsApp</text:p>
      <text:p text:style-name="P8">Une man_made=water_tank est un point adresse en Ouganda</text:p>
      <text:p text:style-name="P8">Mapathons à Londres sur photos aériennes précédent les revelés sur le terrai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9-01-26T15:20:06.589025307</dc:date>
    <meta:editing-duration>PT3H38M10S</meta:editing-duration>
    <meta:editing-cycles>7</meta:editing-cycles>
    <meta:generator>LibreOffice/5.1.6.2$Linux_X86_64 LibreOffice_project/10m0$Build-2</meta:generator>
    <meta:document-statistic meta:table-count="0" meta:image-count="0" meta:object-count="0" meta:page-count="9" meta:paragraph-count="199" meta:word-count="5774" meta:character-count="36895" meta:non-whitespace-character-count="30707"/>
  </office:meta>
</office:document-meta>
</file>